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16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" fo:font-size="12pt" style:font-name-asian="Times New Roman1" style:font-size-asian="12pt" style:language-asian="ar" style:country-asian="SA" style:font-name-complex="DejaVu Sans" style:font-size-complex="6.80000019073486pt" style:language-complex="none" style:country-complex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2pt" style:letter-kerning="false" fo:language="hu" fo:country="HU" style:language-asian="ar" style:country-asian="SA" style:font-name-asian="Times New Roma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6cm" svg:height="8.996cm" svg:x="8.391cm" svg:y="0.663cm">
            <draw:object draw:notify-on-update-of-ranges="Sheet1.B2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Címke típusa 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átkelő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film vagy TV-műsor eredeti nyelve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versenyosztály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része valaminek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csillagkép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csapatban / specialitásban játszott pozíció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víztestben vagy mellette található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hangtípus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követi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házastárs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table:style-name="ce2" office:value-type="string" calcext:value-type="string">
            <text:p>ka<text:span text:style-name="T1">tonai rang</text:span>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nya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tagja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table:style-name="ce3" office:value-type="string" calcext:value-type="string">
            <text:p>gyermek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fő tárgy</text:p>
          </table:table-cell>
          <table:table-cell office:value-type="float" office:value="475" calcext:value-type="float">
            <text:p>475</text:p>
          </table:table-cell>
        </table:table-row>
        <table:table-row table:style-name="ro3">
          <table:table-cell table:style-name="Default"/>
          <table:table-cell table:style-name="Default" table:formula="of:=SUM([.B2:.B17])" office:value-type="float" office:value="8196" calcext:value-type="float">
            <text:p>8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02:40:56.901741074</meta:creation-date>
    <dc:date>2021-11-28T03:39:45.140285974</dc:date>
    <meta:editing-duration>PT4M56S</meta:editing-duration>
    <meta:editing-cycles>1</meta:editing-cycles>
    <meta:document-statistic meta:table-count="1" meta:cell-count="3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7cm" xlink:href=".." xlink:type="simple" chart:class="chart:bar" chart:style-name="ch1">
        <chart:title svg:x="7.063cm" svg:y="0.315cm" chart:style-name="ch2">
          <text:p>Eloszlás</text:p>
        </chart:title>
        <chart:plot-area chart:style-name="ch3" table:cell-range-address="Sheet1.B2:Sheet1.B17" svg:x="0.319cm" svg:y="1.273cm" svg:width="15.349cm" svg:height="7.545cm">
          <chartooo:coordinate-region svg:x="1.126cm" svg:y="1.473cm" svg:width="14.542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0">
                <text:p>630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5">
                <text:p>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